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solid" draw:stroke-dash="Fine_20_Dashed_20_2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025cm" svg:stroke-color="#000000" draw:marker-start-width="0.237cm" draw:marker-end-width="0.237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draw:stroke="solid" svg:stroke-width="0.025cm" svg:stroke-color="#808080" draw:marker-start-width="0.237cm" draw:marker-end-width="0.237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666666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Predefinito">
        <draw:line draw:style-name="gr1" draw:text-style-name="P1" draw:layer="layout" svg:x1="1.9cm" svg:y1="2.8cm" svg:x2="1.9cm" svg:y2="5.4cm">
          <text:p/>
        </draw:line>
        <draw:line draw:style-name="gr2" draw:text-style-name="P1" draw:layer="layout" svg:x1="0cm" svg:y1="2.8cm" svg:x2="4.3cm" svg:y2="2.8cm">
          <text:p/>
        </draw:line>
        <draw:line draw:style-name="gr3" draw:text-style-name="P1" draw:layer="layout" svg:x1="1.9cm" svg:y1="0.2cm" svg:x2="1.9cm" svg:y2="2.8cm">
          <text:p/>
        </draw:line>
        <draw:line draw:style-name="gr3" draw:text-style-name="P1" draw:layer="layout" svg:x1="1.9cm" svg:y1="0.2cm" svg:x2="3cm" svg:y2="0.2cm">
          <text:p/>
        </draw:line>
        <draw:custom-shape draw:style-name="gr4" draw:text-style-name="P2" draw:layer="layout" svg:width="0.2cm" svg:height="0.2cm" svg:x="2.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9cm" svg:y1="5.4cm" svg:x2="3cm" svg:y2="5.4cm">
          <text:p/>
        </draw:line>
        <draw:custom-shape draw:style-name="gr5" draw:text-style-name="P2" draw:layer="layout" svg:width="0.2cm" svg:height="0.2cm" svg:x="2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9cm" svg:y1="3.95cm" svg:x2="1.7cm" svg:y2="4.25cm">
          <text:p/>
        </draw:line>
        <draw:line draw:style-name="gr6" draw:text-style-name="P1" draw:layer="layout" svg:x1="1.9cm" svg:y1="3.95cm" svg:x2="2.1cm" svg:y2="4.25cm">
          <text:p/>
        </draw:line>
        <draw:line draw:style-name="gr3" draw:text-style-name="P1" draw:layer="layout" svg:x1="1.898cm" svg:y1="1.35cm" svg:x2="1.698cm" svg:y2="1.65cm">
          <text:p/>
        </draw:line>
        <draw:line draw:style-name="gr3" draw:text-style-name="P1" draw:layer="layout" svg:x1="1.898cm" svg:y1="1.35cm" svg:x2="2.098cm" svg:y2="1.65cm">
          <text:p/>
        </draw:line>
        <draw:line draw:style-name="gr3" draw:text-style-name="P1" draw:layer="layout" svg:x1="2.598cm" svg:y1="0.2cm" svg:x2="2.298cm" svg:y2="0cm">
          <text:p/>
        </draw:line>
        <draw:line draw:style-name="gr3" draw:text-style-name="P1" draw:layer="layout" svg:x1="2.598cm" svg:y1="0.2cm" svg:x2="2.298cm" svg:y2="0.4cm">
          <text:p/>
        </draw:line>
        <draw:line draw:style-name="gr6" draw:text-style-name="P1" draw:layer="layout" svg:x1="2.3cm" svg:y1="5.4cm" svg:x2="2.6cm" svg:y2="5.2cm">
          <text:p/>
        </draw:line>
        <draw:line draw:style-name="gr6" draw:text-style-name="P1" draw:layer="layout" svg:x1="2.3cm" svg:y1="5.4cm" svg:x2="2.6cm" svg:y2="5.6cm">
          <text:p/>
        </draw:line>
        <draw:g>
          <svg:title>TexMaths</svg:title>
          <svg:desc>14§display§b§svg§600§FALSE§</svg:desc>
          <draw:polygon draw:style-name="gr7" draw:text-style-name="P3" draw:layer="layout" svg:width="0.212cm" svg:height="0.342cm" svg:x="2.4cm" svg:y="0.519cm" svg:viewBox="0 0 213 343" draw:points="107,343 0,343 0,0 213,0 213,343">
            <text:p/>
          </draw:polygon>
          <draw:path draw:style-name="gr8" draw:text-style-name="P4" draw:layer="layout" svg:width="0.182cm" svg:height="0.348cm" svg:x="2.424cm" svg:y="0.519cm" svg:viewBox="0 0 183 349" svg:d="M95 6c0-2 0-6-6-6-12 0-48 4-61 4-3 2-9 2-9 11 0 6 5 6 11 6 25 0 26 4 26 8s-4 20-8 30l-40 162c-6 25-8 33-8 51 0 46 26 77 63 77 58 0 120-74 120-145 0-46-27-79-66-79-23 0-44 14-59 30zM48 192c4-10 4-11 8-17 25-32 46-39 59-39 18 0 32 14 32 46 0 29-17 86-26 105-16 33-39 51-58 51-17 0-33-14-33-50 0-10 0-19 8-50z">
            <text:p/>
          </draw:path>
        </draw:g>
        <draw:g>
          <svg:title>TexMaths</svg:title>
          <svg:desc>14§display§b§svg§600§FALSE§</svg:desc>
          <draw:polygon draw:style-name="gr7" draw:text-style-name="P3" draw:layer="layout" svg:width="0.212cm" svg:height="0.342cm" svg:x="2.401cm" svg:y="4.72cm" svg:viewBox="0 0 213 343" draw:points="107,343 0,343 0,0 213,0 213,343">
            <text:p/>
          </draw:polygon>
          <draw:path draw:style-name="gr8" draw:text-style-name="P4" draw:layer="layout" svg:width="0.182cm" svg:height="0.348cm" svg:x="2.425cm" svg:y="4.72cm" svg:viewBox="0 0 183 349" svg:d="M95 6c0-2 0-6-6-6-12 0-48 4-61 4-3 2-9 2-9 11 0 6 5 6 11 6 25 0 26 4 26 8s-4 20-8 30l-40 162c-6 25-8 33-8 51 0 46 26 77 63 77 58 0 120-74 120-145 0-46-27-79-66-79-23 0-44 14-59 30zM48 192c4-10 4-11 8-17 25-32 46-39 59-39 18 0 32 14 32 46 0 29-17 86-26 105-16 33-39 51-58 51-17 0-33-14-33-50 0-10 0-19 8-50z">
            <text:p/>
          </draw:path>
        </draw:g>
        <draw:g>
          <svg:title>TexMaths</svg:title>
          <svg:desc>14§display§\frac{L}{2}§svg§600§FALSE§</svg:desc>
          <draw:polygon draw:style-name="gr7" draw:text-style-name="P3" draw:layer="layout" svg:width="0.335cm" svg:height="1.007cm" svg:x="1.2cm" svg:y="3.6cm" svg:viewBox="0 0 336 1008" draw:points="168,1008 0,1008 0,0 336,0 336,1008">
            <text:p/>
          </draw:polygon>
          <draw:path draw:style-name="gr8" draw:text-style-name="P4" draw:layer="layout" svg:width="0.297cm" svg:height="0.336cm" svg:x="1.219cm" svg:y="3.6cm" svg:viewBox="0 0 298 337" svg:d="M166 38c4-17 5-22 51-22 16 0 19 0 19-10 0-6-5-6-8-6-15 0-57 1-72 1s-52-1-66-1c-4 0-9 0-9 10 0 6 4 6 13 6 1 0 10 0 19 1 9 0 14 1 14 8 0 1-2 3-3 9l-66 265c-4 19-5 22-45 22-9 0-13 0-13 11 0 5 4 5 13 5h229c12 0 12 0 16-8l39-107c1-5 1-6 1-7 0-2-1-6-6-6-4 0-4 4-8 12-16 44-39 100-124 100h-47c-7 0-8 0-10 0-6 0-7-1-7-4 0-2 0-3 3-12z">
            <text:p/>
          </draw:path>
          <draw:polygon draw:style-name="gr8" draw:text-style-name="P4" draw:layer="layout" svg:width="0.335cm" svg:height="0.02cm" svg:x="1.2cm" svg:y="4.136cm" svg:viewBox="0 0 336 21" draw:points="168,21 0,21 0,0 336,0 336,21">
            <text:p/>
          </draw:polygon>
          <draw:path draw:style-name="gr8" draw:text-style-name="P4" draw:layer="layout" svg:width="0.196cm" svg:height="0.328cm" svg:x="1.269cm" svg:y="4.279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</draw:g>
        <draw:g>
          <svg:title>TexMaths</svg:title>
          <svg:desc>14§display§\frac{L}{2}§svg§600§FALSE§</svg:desc>
          <draw:polygon draw:style-name="gr7" draw:text-style-name="P3" draw:layer="layout" svg:width="0.335cm" svg:height="1.007cm" svg:x="1.202cm" svg:y="1cm" svg:viewBox="0 0 336 1008" draw:points="168,1008 0,1008 0,0 336,0 336,1008">
            <text:p/>
          </draw:polygon>
          <draw:path draw:style-name="gr8" draw:text-style-name="P4" draw:layer="layout" svg:width="0.297cm" svg:height="0.336cm" svg:x="1.221cm" svg:y="1cm" svg:viewBox="0 0 298 337" svg:d="M166 38c4-17 5-22 51-22 16 0 19 0 19-10 0-6-5-6-8-6-15 0-57 1-72 1s-52-1-66-1c-4 0-9 0-9 10 0 6 4 6 13 6 1 0 10 0 19 1 9 0 14 1 14 8 0 1-2 3-3 9l-66 265c-4 19-5 22-45 22-9 0-13 0-13 11 0 5 4 5 13 5h229c12 0 12 0 16-8l39-107c1-5 1-6 1-7 0-2-1-6-6-6-4 0-4 4-8 12-16 44-39 100-124 100h-47c-7 0-8 0-10 0-6 0-7-1-7-4 0-2 0-3 3-12z">
            <text:p/>
          </draw:path>
          <draw:polygon draw:style-name="gr8" draw:text-style-name="P4" draw:layer="layout" svg:width="0.335cm" svg:height="0.02cm" svg:x="1.202cm" svg:y="1.536cm" svg:viewBox="0 0 336 21" draw:points="168,21 0,21 0,0 336,0 336,21">
            <text:p/>
          </draw:polygon>
          <draw:path draw:style-name="gr8" draw:text-style-name="P4" draw:layer="layout" svg:width="0.196cm" svg:height="0.328cm" svg:x="1.271cm" svg:y="1.679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3cm" fo:page-height="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10:23:39.816205179</dc:date>
    <meta:editing-duration>PT1H13M33S</meta:editing-duration>
    <meta:editing-cycles>17</meta:editing-cycles>
    <meta:generator>LibreOffice/5.4.1.2.0$Linux_X86_64 LibreOffice_project/40m0$Build-2</meta:generator>
    <meta:document-statistic meta:object-count="31"/>
  </office:meta>
</office:document-meta>
</file>